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style:tab-stops>
          <style:tab-stop style:position="0.847cm"/>
          <style:tab-stop style:position="2.334cm"/>
          <style:tab-stop style:position="12.411cm"/>
          <style:tab-stop style:position="16.501cm"/>
          <style:tab-stop style:position="27.517cm"/>
          <style:tab-stop style:position="29.025cm"/>
          <style:tab-stop style:position="31.618cm"/>
        </style:tab-stops>
      </style:paragraph-properties>
      <style:text-properties fo:font-size="16pt" fo:language="fr" fo:country="FR" style:text-underline-style="solid" style:text-underline-width="auto" style:text-underline-color="font-color" fo:background-color="transparent" style:font-size-asian="16pt" style:language-asian="zxx" style:country-asian="none" style:font-size-complex="16pt" style:language-complex="zxx" style:country-complex="none"/>
    </style:style>
    <style:style style:name="P2" style:family="paragraph" style:parent-style-name="Standard">
      <style:paragraph-properties>
        <style:tab-stops>
          <style:tab-stop style:position="0.847cm"/>
          <style:tab-stop style:position="2.334cm"/>
          <style:tab-stop style:position="12.411cm"/>
          <style:tab-stop style:position="16.501cm"/>
          <style:tab-stop style:position="27.517cm"/>
          <style:tab-stop style:position="29.025cm"/>
          <style:tab-stop style:position="31.618cm"/>
        </style:tab-stops>
      </style:paragraph-properties>
      <style:text-properties fo:font-size="16pt" fo:language="fr" fo:country="FR" fo:background-color="transparent" style:font-size-asian="16pt" style:language-asian="zxx" style:country-asian="none" style:font-size-complex="16pt" style:language-complex="zxx" style:country-complex="none"/>
    </style:style>
    <style:style style:name="P3" style:family="paragraph" style:parent-style-name="Standard">
      <style:text-properties style:text-line-through-style="none" fo:font-size="16pt" fo:language="fr" fo:country="FR" style:text-underline-style="none" fo:background-color="transparent" style:font-size-asian="16pt" style:language-asian="zxx" style:country-asian="none" style:font-size-complex="16pt" style:language-complex="zxx" style:country-complex="none"/>
    </style:style>
    <style:style style:name="P4" style:family="paragraph" style:parent-style-name="Standard">
      <style:text-properties style:text-line-through-style="none" fo:font-size="16pt" fo:language="fr" fo:country="FR" style:text-underline-style="solid" style:text-underline-width="auto" style:text-underline-color="font-color" fo:font-weight="normal" fo:background-color="transparent" style:font-size-asian="16pt" style:language-asian="zxx" style:country-asian="none" style:font-weight-asian="normal" style:font-size-complex="16pt" style:language-complex="zxx" style:country-complex="none" style:font-weight-complex="normal"/>
    </style:style>
    <style:style style:name="P5" style:family="paragraph" style:parent-style-name="Standard">
      <style:text-properties style:use-window-font-color="true" style:text-line-through-style="none" style:font-name="Times New Roman" fo:font-size="16pt" fo:language="fr" fo:country="FR" fo:font-style="normal" style:text-underline-style="none" fo:font-weight="normal" fo:background-color="transparent" style:font-name-asian="Times New Roman1" style:font-size-asian="16pt" style:language-asian="zxx" style:country-asian="none" style:font-style-asian="normal" style:font-weight-asian="normal" style:font-name-complex="Times New Roman1" style:font-size-complex="16pt" style:language-complex="zxx" style:country-complex="none" style:font-style-complex="normal" style:font-weight-complex="normal"/>
    </style:style>
    <style:style style:name="P6" style:family="paragraph" style:parent-style-name="Standard">
      <style:paragraph-properties>
        <style:tab-stops>
          <style:tab-stop style:position="0.847cm"/>
          <style:tab-stop style:position="2.334cm"/>
          <style:tab-stop style:position="12.411cm"/>
          <style:tab-stop style:position="16.501cm"/>
          <style:tab-stop style:position="27.517cm"/>
          <style:tab-stop style:position="29.025cm"/>
          <style:tab-stop style:position="31.618cm"/>
        </style:tab-stops>
      </style:paragraph-properties>
      <style:text-properties style:use-window-font-color="true" style:text-line-through-style="none" style:font-name="Times New Roman" fo:font-size="16pt" fo:language="fr" fo:country="FR" fo:font-style="normal" style:text-underline-style="none" fo:font-weight="normal" fo:background-color="transparent" style:font-name-asian="Times New Roman1" style:font-size-asian="16pt" style:language-asian="zxx" style:country-asian="none" style:font-style-asian="normal" style:font-weight-asian="normal" style:font-name-complex="Times New Roman1" style:font-size-complex="16pt" style:language-complex="zxx" style:country-complex="none" style:font-style-complex="normal" style:font-weight-complex="normal"/>
    </style:style>
    <style:style style:name="P7" style:family="paragraph" style:parent-style-name="Standard">
      <style:text-properties style:use-window-font-color="true" style:text-line-through-style="none" style:font-name="Times New Roman" fo:font-size="16pt" fo:language="fr" fo:country="FR" fo:font-style="normal" style:text-underline-style="none" fo:font-weight="normal" fo:background-color="transparent" style:font-size-asian="16pt" style:language-asian="zxx" style:country-asian="none" style:font-style-asian="normal" style:font-weight-asian="normal" style:font-size-complex="16pt" style:language-complex="zxx" style:country-complex="none" style:font-style-complex="normal" style:font-weight-complex="normal"/>
    </style:style>
    <style:style style:name="P8" style:family="paragraph" style:parent-style-name="Standard">
      <style:text-properties style:use-window-font-color="true" style:text-line-through-style="none" style:font-name="Times New Roman" fo:font-size="16pt" fo:language="fr" fo:country="FR" fo:font-style="normal" style:text-underline-style="none" fo:font-weight="normal" fo:background-color="#83caff" style:font-name-asian="Times New Roman1" style:font-size-asian="16pt" style:language-asian="zxx" style:country-asian="none" style:font-style-asian="normal" style:font-weight-asian="normal" style:font-name-complex="Times New Roman1" style:font-size-complex="16pt" style:language-complex="zxx" style:country-complex="none" style:font-style-complex="normal" style:font-weight-complex="normal"/>
    </style:style>
    <style:style style:name="P9" style:family="paragraph" style:parent-style-name="Standard">
      <style:paragraph-properties>
        <style:tab-stops>
          <style:tab-stop style:position="0.847cm"/>
          <style:tab-stop style:position="2.334cm"/>
          <style:tab-stop style:position="12.411cm"/>
          <style:tab-stop style:position="16.501cm"/>
          <style:tab-stop style:position="27.517cm"/>
          <style:tab-stop style:position="29.025cm"/>
          <style:tab-stop style:position="31.618cm"/>
        </style:tab-stops>
      </style:paragraph-properties>
      <style:text-properties style:use-window-font-color="true" style:text-line-through-style="none" style:font-name="Times New Roman" fo:font-size="16pt" fo:language="fr" fo:country="FR" fo:font-style="normal" style:text-underline-style="solid" style:text-underline-width="auto" style:text-underline-color="font-color" fo:font-weight="normal" fo:background-color="transparent" style:font-name-asian="Times New Roman1" style:font-size-asian="16pt" style:language-asian="zxx" style:country-asian="none" style:font-style-asian="normal" style:font-weight-asian="normal" style:font-name-complex="Times New Roman1" style:font-size-complex="16pt" style:language-complex="zxx" style:country-complex="none" style:font-style-complex="normal" style:font-weight-complex="normal"/>
    </style:style>
    <style:style style:name="P10" style:family="paragraph" style:parent-style-name="Standard">
      <style:paragraph-properties>
        <style:tab-stops>
          <style:tab-stop style:position="0.847cm"/>
          <style:tab-stop style:position="2.334cm"/>
          <style:tab-stop style:position="12.411cm"/>
          <style:tab-stop style:position="16.501cm"/>
          <style:tab-stop style:position="27.517cm"/>
          <style:tab-stop style:position="29.025cm"/>
          <style:tab-stop style:position="31.618cm"/>
        </style:tab-stops>
      </style:paragraph-properties>
      <style:text-properties style:use-window-font-color="true" style:text-line-through-style="none" style:font-name="Times New Roman" fo:font-size="16pt" fo:language="fr" fo:country="FR" fo:font-style="normal" style:text-underline-style="solid" style:text-underline-width="auto" style:text-underline-color="font-color" fo:font-weight="bold" fo:background-color="transparent" style:font-name-asian="Times New Roman1" style:font-size-asian="16pt" style:language-asian="zxx" style:country-asian="none" style:font-style-asian="normal" style:font-weight-asian="bold" style:font-name-complex="Times New Roman1" style:font-size-complex="16pt" style:language-complex="zxx" style:country-complex="none" style:font-style-complex="normal" style:font-weight-complex="bold"/>
    </style:style>
    <style:style style:name="P11" style:family="paragraph" style:parent-style-name="Standard" style:list-style-name="L1">
      <style:text-properties style:text-line-through-style="none" fo:font-size="16pt" fo:language="fr" fo:country="FR" style:text-underline-style="none" fo:background-color="transparent" style:font-size-asian="16pt" style:language-asian="zxx" style:country-asian="none" style:font-size-complex="16pt" style:language-complex="zxx" style:country-complex="none"/>
    </style:style>
    <style:style style:name="P12" style:family="paragraph" style:parent-style-name="Standard" style:list-style-name="L1">
      <style:text-properties fo:font-size="16pt" fo:language="fr" fo:country="FR" fo:background-color="transparent" style:font-size-asian="16pt" style:language-asian="zxx" style:country-asian="none" style:font-size-complex="16pt" style:language-complex="zxx" style:country-complex="none"/>
    </style:style>
    <style:style style:name="P13" style:family="paragraph" style:parent-style-name="Standard" style:list-style-name="L2">
      <style:paragraph-properties>
        <style:tab-stops>
          <style:tab-stop style:position="0.847cm"/>
          <style:tab-stop style:position="2.334cm"/>
          <style:tab-stop style:position="12.411cm"/>
          <style:tab-stop style:position="16.501cm"/>
          <style:tab-stop style:position="27.517cm"/>
          <style:tab-stop style:position="29.025cm"/>
          <style:tab-stop style:position="31.618cm"/>
        </style:tab-stops>
      </style:paragraph-properties>
      <style:text-properties fo:font-size="16pt" fo:language="fr" fo:country="FR" fo:background-color="transparent" style:font-size-asian="16pt" style:language-asian="zxx" style:country-asian="none" style:font-size-complex="16pt" style:language-complex="zxx" style:country-complex="none"/>
    </style:style>
    <style:style style:name="P14" style:family="paragraph" style:parent-style-name="Standard" style:list-style-name="L2">
      <style:paragraph-properties>
        <style:tab-stops>
          <style:tab-stop style:position="0.847cm"/>
          <style:tab-stop style:position="2.334cm"/>
          <style:tab-stop style:position="12.411cm"/>
          <style:tab-stop style:position="16.501cm"/>
          <style:tab-stop style:position="27.517cm"/>
          <style:tab-stop style:position="29.025cm"/>
          <style:tab-stop style:position="31.618cm"/>
        </style:tab-stops>
      </style:paragraph-properties>
      <style:text-properties fo:font-size="16pt" fo:language="fr" fo:country="FR" fo:font-weight="normal" fo:background-color="transparent" style:font-size-asian="16pt" style:language-asian="zxx" style:country-asian="none" style:font-weight-asian="normal" style:font-size-complex="16pt" style:language-complex="zxx" style:country-complex="none" style:font-weight-complex="normal"/>
    </style:style>
    <style:style style:name="P15" style:family="paragraph" style:parent-style-name="Standard" style:list-style-name="L3">
      <style:paragraph-properties>
        <style:tab-stops>
          <style:tab-stop style:position="0.847cm"/>
          <style:tab-stop style:position="2.334cm"/>
          <style:tab-stop style:position="12.411cm"/>
          <style:tab-stop style:position="16.501cm"/>
          <style:tab-stop style:position="27.517cm"/>
          <style:tab-stop style:position="29.025cm"/>
          <style:tab-stop style:position="31.618cm"/>
        </style:tab-stops>
      </style:paragraph-properties>
      <style:text-properties fo:font-size="16pt" fo:language="fr" fo:country="FR" style:text-underline-style="none" fo:font-weight="normal" fo:background-color="transparent" style:font-size-asian="16pt" style:language-asian="zxx" style:country-asian="none" style:font-weight-asian="normal" style:font-size-complex="16pt" style:language-complex="zxx" style:country-complex="none" style:font-weight-complex="normal"/>
    </style:style>
    <style:style style:name="P16" style:family="paragraph" style:parent-style-name="Standard" style:list-style-name="L4">
      <style:paragraph-properties>
        <style:tab-stops>
          <style:tab-stop style:position="0.847cm"/>
          <style:tab-stop style:position="2.334cm"/>
          <style:tab-stop style:position="12.411cm"/>
          <style:tab-stop style:position="16.501cm"/>
          <style:tab-stop style:position="27.517cm"/>
          <style:tab-stop style:position="29.025cm"/>
          <style:tab-stop style:position="31.618cm"/>
        </style:tab-stops>
      </style:paragraph-properties>
      <style:text-properties fo:font-size="16pt" fo:language="fr" fo:country="FR" style:text-underline-style="none" fo:font-weight="normal" fo:background-color="transparent" style:font-size-asian="16pt" style:language-asian="zxx" style:country-asian="none" style:font-weight-asian="normal" style:font-size-complex="16pt" style:language-complex="zxx" style:country-complex="none" style:font-weight-complex="normal"/>
    </style:style>
    <style:style style:name="P17" style:family="paragraph" style:parent-style-name="Standard" style:list-style-name="L1">
      <style:text-properties style:use-window-font-color="true" style:text-line-through-style="none" style:font-name="Times New Roman" fo:font-size="16pt" fo:language="fr" fo:country="FR" fo:font-style="normal" style:text-underline-style="none" fo:font-weight="normal" fo:background-color="transparent" style:font-name-asian="Times New Roman1" style:font-size-asian="16pt" style:language-asian="zxx" style:country-asian="none" style:font-style-asian="normal" style:font-weight-asian="normal" style:font-name-complex="Times New Roman1" style:font-size-complex="16pt" style:language-complex="zxx" style:country-complex="none" style:font-style-complex="normal" style:font-weight-complex="normal"/>
    </style:style>
    <style:style style:name="P18" style:family="paragraph" style:parent-style-name="Standard" style:list-style-name="L1">
      <style:paragraph-properties>
        <style:tab-stops>
          <style:tab-stop style:position="0.847cm"/>
          <style:tab-stop style:position="2.334cm"/>
          <style:tab-stop style:position="12.411cm"/>
          <style:tab-stop style:position="16.501cm"/>
          <style:tab-stop style:position="27.517cm"/>
          <style:tab-stop style:position="29.025cm"/>
          <style:tab-stop style:position="31.618cm"/>
        </style:tab-stops>
      </style:paragraph-properties>
      <style:text-properties style:use-window-font-color="true" style:text-line-through-style="none" style:font-name="Times New Roman" fo:font-size="16pt" fo:language="fr" fo:country="FR" fo:font-style="normal" style:text-underline-style="none" fo:font-weight="normal" fo:background-color="transparent" style:font-name-asian="Times New Roman1" style:font-size-asian="16pt" style:language-asian="zxx" style:country-asian="none" style:font-style-asian="normal" style:font-weight-asian="normal" style:font-name-complex="Times New Roman1" style:font-size-complex="16pt" style:language-complex="zxx" style:country-complex="none" style:font-style-complex="normal" style:font-weight-complex="normal"/>
    </style:style>
    <style:style style:name="P19" style:family="paragraph" style:parent-style-name="Standard" style:list-style-name="L2">
      <style:paragraph-properties>
        <style:tab-stops>
          <style:tab-stop style:position="0.847cm"/>
          <style:tab-stop style:position="2.334cm"/>
          <style:tab-stop style:position="12.411cm"/>
          <style:tab-stop style:position="16.501cm"/>
          <style:tab-stop style:position="27.517cm"/>
          <style:tab-stop style:position="29.025cm"/>
          <style:tab-stop style:position="31.618cm"/>
        </style:tab-stops>
      </style:paragraph-properties>
      <style:text-properties style:use-window-font-color="true" style:text-line-through-style="none" style:font-name="Times New Roman" fo:font-size="16pt" fo:language="fr" fo:country="FR" fo:font-style="normal" style:text-underline-style="none" fo:font-weight="normal" fo:background-color="transparent" style:font-name-asian="Times New Roman1" style:font-size-asian="16pt" style:language-asian="zxx" style:country-asian="none" style:font-style-asian="normal" style:font-weight-asian="normal" style:font-name-complex="Times New Roman1" style:font-size-complex="16pt" style:language-complex="zxx" style:country-complex="none" style:font-style-complex="normal" style:font-weight-complex="normal"/>
    </style:style>
    <style:style style:name="P20" style:family="paragraph" style:parent-style-name="Standard" style:list-style-name="L3">
      <style:paragraph-properties>
        <style:tab-stops>
          <style:tab-stop style:position="0.847cm"/>
          <style:tab-stop style:position="2.334cm"/>
          <style:tab-stop style:position="12.411cm"/>
          <style:tab-stop style:position="16.501cm"/>
          <style:tab-stop style:position="27.517cm"/>
          <style:tab-stop style:position="29.025cm"/>
          <style:tab-stop style:position="31.618cm"/>
        </style:tab-stops>
      </style:paragraph-properties>
      <style:text-properties style:use-window-font-color="true" style:text-line-through-style="none" style:font-name="Times New Roman" fo:font-size="16pt" fo:language="fr" fo:country="FR" fo:font-style="normal" style:text-underline-style="none" fo:font-weight="normal" fo:background-color="transparent" style:font-name-asian="Times New Roman1" style:font-size-asian="16pt" style:language-asian="zxx" style:country-asian="none" style:font-style-asian="normal" style:font-weight-asian="normal" style:font-name-complex="Times New Roman1" style:font-size-complex="16pt" style:language-complex="zxx" style:country-complex="none" style:font-style-complex="normal" style:font-weight-complex="normal"/>
    </style:style>
    <style:style style:name="P21" style:family="paragraph" style:parent-style-name="Standard" style:list-style-name="L4">
      <style:paragraph-properties>
        <style:tab-stops>
          <style:tab-stop style:position="0.847cm"/>
          <style:tab-stop style:position="2.334cm"/>
          <style:tab-stop style:position="12.411cm"/>
          <style:tab-stop style:position="16.501cm"/>
          <style:tab-stop style:position="27.517cm"/>
          <style:tab-stop style:position="29.025cm"/>
          <style:tab-stop style:position="31.618cm"/>
        </style:tab-stops>
      </style:paragraph-properties>
      <style:text-properties style:use-window-font-color="true" style:text-line-through-style="none" style:font-name="Times New Roman" fo:font-size="16pt" fo:language="fr" fo:country="FR" fo:font-style="normal" style:text-underline-style="none" fo:font-weight="normal" fo:background-color="transparent" style:font-name-asian="Times New Roman1" style:font-size-asian="16pt" style:language-asian="zxx" style:country-asian="none" style:font-style-asian="normal" style:font-weight-asian="normal" style:font-name-complex="Times New Roman1" style:font-size-complex="16pt" style:language-complex="zxx" style:country-complex="none" style:font-style-complex="normal" style:font-weight-complex="normal"/>
    </style:style>
    <style:style style:name="P22" style:family="paragraph" style:parent-style-name="Standard" style:list-style-name="L4">
      <style:paragraph-properties>
        <style:tab-stops>
          <style:tab-stop style:position="11.621cm"/>
          <style:tab-stop style:position="20.219cm"/>
        </style:tab-stops>
      </style:paragraph-properties>
      <style:text-properties style:use-window-font-color="true" style:text-line-through-style="none" style:font-name="Times New Roman" fo:font-size="16pt" fo:language="fr" fo:country="FR" fo:font-style="normal" style:text-underline-style="none" fo:font-weight="normal" fo:background-color="transparent" style:font-name-asian="Times New Roman1" style:font-size-asian="16pt" style:language-asian="zxx" style:country-asian="none" style:font-style-asian="normal" style:font-weight-asian="normal" style:font-name-complex="Times New Roman1" style:font-size-complex="16pt" style:language-complex="zxx" style:country-complex="none" style:font-style-complex="normal" style:font-weight-complex="normal"/>
    </style:style>
    <style:style style:name="P23" style:family="paragraph" style:parent-style-name="Standard">
      <style:paragraph-properties>
        <style:tab-stops>
          <style:tab-stop style:position="0.847cm"/>
          <style:tab-stop style:position="2.334cm"/>
          <style:tab-stop style:position="12.411cm"/>
          <style:tab-stop style:position="16.501cm"/>
          <style:tab-stop style:position="27.517cm"/>
          <style:tab-stop style:position="29.025cm"/>
          <style:tab-stop style:position="31.618cm"/>
        </style:tab-stops>
      </style:paragraph-properties>
      <style:text-properties fo:color="#000000" style:text-line-through-style="none" style:font-name="Times New Roman" fo:font-size="16pt" fo:language="fr" fo:country="FR" fo:font-style="normal" style:text-underline-style="none" fo:font-weight="normal" fo:background-color="transparent" style:font-name-asian="Times New Roman1" style:font-size-asian="16pt" style:language-asian="zxx" style:country-asian="none" style:font-style-asian="normal" style:font-weight-asian="normal" style:font-name-complex="Times New Roman1" style:font-size-complex="16pt" style:language-complex="zxx" style:country-complex="none" style:font-style-complex="normal" style:font-weight-complex="normal"/>
    </style:style>
    <style:style style:name="P24" style:family="paragraph" style:parent-style-name="Standard" style:list-style-name="L3">
      <style:paragraph-properties>
        <style:tab-stops>
          <style:tab-stop style:position="0.847cm"/>
          <style:tab-stop style:position="2.334cm"/>
          <style:tab-stop style:position="12.411cm"/>
          <style:tab-stop style:position="16.501cm"/>
          <style:tab-stop style:position="27.517cm"/>
          <style:tab-stop style:position="29.025cm"/>
          <style:tab-stop style:position="31.618cm"/>
        </style:tab-stops>
      </style:paragraph-properties>
      <style:text-properties fo:color="#000000" style:text-line-through-style="none" style:font-name="Times New Roman" fo:font-size="16pt" fo:language="fr" fo:country="FR" fo:font-style="normal" style:text-underline-style="none" fo:font-weight="normal" fo:background-color="transparent" style:font-name-asian="Times New Roman1" style:font-size-asian="16pt" style:language-asian="zxx" style:country-asian="none" style:font-style-asian="normal" style:font-weight-asian="normal" style:font-name-complex="Times New Roman1" style:font-size-complex="16pt" style:language-complex="zxx" style:country-complex="none" style:font-style-complex="normal" style:font-weight-complex="normal"/>
    </style:style>
    <style:style style:name="P25" style:family="paragraph" style:parent-style-name="Standard" style:list-style-name="L4">
      <style:paragraph-properties>
        <style:tab-stops>
          <style:tab-stop style:position="0.847cm"/>
          <style:tab-stop style:position="2.334cm"/>
          <style:tab-stop style:position="12.411cm"/>
          <style:tab-stop style:position="16.501cm"/>
          <style:tab-stop style:position="27.517cm"/>
          <style:tab-stop style:position="29.025cm"/>
          <style:tab-stop style:position="31.618cm"/>
        </style:tab-stops>
      </style:paragraph-properties>
      <style:text-properties fo:color="#000000" style:text-line-through-style="none" style:font-name="Times New Roman" fo:font-size="16pt" fo:language="fr" fo:country="FR" fo:font-style="normal" style:text-underline-style="none" fo:font-weight="normal" fo:background-color="transparent" style:font-name-asian="Times New Roman1" style:font-size-asian="16pt" style:language-asian="zxx" style:country-asian="none" style:font-style-asian="normal" style:font-weight-asian="normal" style:font-name-complex="Times New Roman1" style:font-size-complex="16pt" style:language-complex="zxx" style:country-complex="none" style:font-style-complex="normal" style:font-weight-complex="normal"/>
    </style:style>
    <style:style style:name="T1" style:family="text">
      <style:text-properties style:text-line-through-style="none"/>
    </style:style>
    <style:style style:name="T2" style:family="text">
      <style:text-properties style:text-line-through-style="none" style:text-underline-style="none"/>
    </style:style>
    <style:style style:name="T3" style:family="text">
      <style:text-properties style:use-window-font-color="true"/>
    </style:style>
    <style:style style:name="T4" style:family="text">
      <style:text-properties style:use-window-font-color="true" style:text-line-through-style="none" style:font-name="Times New Roman" fo:font-style="normal" style:text-underline-style="none" fo:font-weight="normal" style:font-name-asian="Times New Roman1" style:font-style-asian="normal" style:font-weight-asian="normal" style:font-name-complex="Times New Roman1" style:font-style-complex="normal" style:font-weight-complex="normal"/>
    </style:style>
    <style:style style:name="T5" style:family="text">
      <style:text-properties style:use-window-font-color="true" style:text-line-through-style="none" style:font-name="Times New Roman" fo:font-style="normal" style:font-name-asian="Times New Roman1" style:font-style-asian="normal" style:font-name-complex="Times New Roman1" style:font-style-complex="normal"/>
    </style:style>
    <style:style style:name="T6" style:family="text">
      <style:text-properties style:use-window-font-color="true" style:text-line-through-style="none" fo:font-style="normal" style:font-style-asian="normal" style:font-style-complex="normal"/>
    </style:style>
    <style:style style:name="T7" style:family="text">
      <style:text-properties style:use-window-font-color="true" style:font-name="Times New Roman" fo:font-style="normal" fo:font-weight="normal" style:font-name-asian="Times New Roman1" style:font-style-asian="normal" style:font-weight-asian="normal" style:font-name-complex="Times New Roman1" style:font-style-complex="normal" style:font-weight-complex="normal"/>
    </style:style>
    <style:style style:name="T8" style:family="text">
      <style:text-properties fo:font-weight="normal" style:font-weight-asian="normal" style:font-weight-complex="normal"/>
    </style:style>
    <style:style style:name="T9" style:family="text">
      <style:text-properties fo:color="#000000"/>
    </style:style>
    <style:style style:name="T10" style:family="text">
      <style:text-properties fo:color="#000000" style:text-line-through-style="none" style:font-name="Times New Roman" fo:font-style="normal" style:font-name-asian="Times New Roman1" style:font-style-asian="normal" style:font-name-complex="Times New Roman1" style:font-style-complex="normal"/>
    </style:style>
    <style:style style:name="T11" style:family="text">
      <style:text-properties style:font-name-asian="Times New Roman1" style:font-name-complex="Times New Roman1"/>
    </style:style>
    <style:style style:name="T12" style:family="text">
      <style:text-properties fo:background-color="#ffff00"/>
    </style:style>
    <style:style style:name="T13" style:family="text">
      <style:text-properties fo:background-color="#ff950e"/>
    </style:style>
    <style:style style:name="T14" style:family="text">
      <style:text-properties fo:background-color="transparent"/>
    </style:style>
    <text:list-style style:name="L1">
      <text:list-level-style-number text:level="1" style:num-suffix=")" style:num-format="1">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Le magasin inclus sur la carte un chaudron magique, où vous pouvez insérer des potions pour les fusionner entre elles. Il n'y a que quelques truc à savoir pour s'en servir : </text:p>
      <text:p text:style-name="P3">1 : Vous devez payer 100 pièces d'or lors de chaque fusion. Si vous n'avez pas cette somme, la fusion ne se fera pas. Par exemple, pour fusionner 24 potions d'un coup, il vous faut 2400 pièces d'or. Pensez-y !</text:p>
      <text:p text:style-name="P7">2 : Toutes les potions crées par le chaudron sont standardisées (tout le monde peut les utiliser, sauf le Tueur de magicien). Pour s'en souvenir, elle sont marquées d'une *.</text:p>
      <text:p text:style-name="P3">Voila toutes les recettes que le Chaudron peut utiliser :</text:p>
      <text:p text:style-name="P3"/>
      <text:p text:style-name="P4">Potions de soins : (1 à la fois ou par paquets de 5, 15 ou 24)</text:p>
      <text:list xml:id="list8371531894683174743" text:style-name="L1">
        <text:list-item>
          <text:p text:style-name="P11">Potion de soin (8 pv) + Amplificateur = Potion de soins importants (18 pv)</text:p>
        </text:list-item>
        <text:list-item>
          <text:p text:style-name="P12">Potion de soin (8 pv) ou <text:span text:style-name="T2">Amplificateur</text:span> + Potion de soins importants (18 pv) = Potion de grands soins (27 pv) </text:p>
        </text:list-item>
        <text:list-item>
          <text:p text:style-name="P12">Potion de soin (8 pv) ou <text:span text:style-name="T2">Amplificateur</text:span> + Potion de grands soins (27 pv) = Potion de soins majeurs (40 pv)</text:p>
        </text:list-item>
        <text:list-item>
          <text:p text:style-name="P12"><text:span text:style-name="T2">Potion de soin (8 pv) ou Amplificateur + Potion de soins majeurs (40 pv) + Élixir de santé = Larme de Morgana (</text:span><text:span text:style-name="T4">65 pv et soigne poison, maladie, fatigue)</text:span></text:p>
        </text:list-item>
        <text:list-item>
          <text:p text:style-name="P17">Potion de soin (8 pv) + Amplificateur puissant <text:s/>+ Élixir de santé = Larme de Morgana</text:p>
        </text:list-item>
        <text:list-item>
          <text:p text:style-name="P11">Potion de soins importants (18 pv) + Potion de grands soins (27 pv) + Élixir de santé = Larme de Morgana</text:p>
        </text:list-item>
        <text:list-item>
          <text:p text:style-name="P11">Potion de soins importants (18 pv) + Potion de soins majeurs (40 pv) ou <text:span text:style-name="T7">Amplificateur puissant</text:span> = Potion de soins suprême (60 pv)</text:p>
        </text:list-item>
        <text:list-item>
          <text:p text:style-name="P18">Potion de soins importants (18 pv) + Potion de soins suprême (60 pv) + Élixir de santé = Soin miracle ("Guérison")</text:p>
        </text:list-item>
        <text:list-item>
          <text:p text:style-name="P12"><text:span text:style-name="T2">Potion de grands soins (27 pv) + Larme de Morgana</text:span><text:span text:style-name="T4"> (Arcanum)</text:span><text:span text:style-name="T2"> = Soin miracle</text:span></text:p>
        </text:list-item>
        <text:list-item>
          <text:p text:style-name="P11">Potion de soins majeurs (40 pv)<text:span text:style-name="T7"> + Amplificateur puissant + Élixir de santé = Soin miracle </text:span></text:p>
        </text:list-item>
      </text:list>
      <text:p text:style-name="P5"/>
      <text:p text:style-name="P9">Potions de force : (1 à la fois ou par paquet de 5)</text:p>
      <text:list xml:id="list2344080927477122284" text:style-name="L2">
        <text:list-item>
          <text:p text:style-name="P19">Potion de force (force 18) + Amplificateur = Potion de force géant collines* (force 19)</text:p>
        </text:list-item>
        <text:list-item>
          <text:p text:style-name="P13">Potion de force (force 18) ou <text:span text:style-name="T4">Amplificateur +</text:span> <text:span text:style-name="T8">Potion de force géant collines (force 19) = Potion de force géant pierre* (force 20)</text:span></text:p>
        </text:list-item>
        <text:list-item>
          <text:p text:style-name="P13"><text:span text:style-name="T8">Potion de force (force 18) ou </text:span><text:span text:style-name="T4">Amplificateur +</text:span><text:span text:style-name="T8"> Potion de force géant pierre (force 20) = Potion de force géant froid* (force 21)</text:span></text:p>
        </text:list-item>
        <text:list-item>
          <text:p text:style-name="P13">Potion de force (force 18) ou <text:span text:style-name="T4">Amplificateur +</text:span> Potion de force géant froid<text:span text:style-name="T8"> (force 21)</text:span><text:span text:style-name="T4"> </text:span><text:span text:style-name="T8">= Potion de force géant feu* (force 22)</text:span></text:p>
        </text:list-item>
        <text:list-item>
          <text:p text:style-name="P13"><text:span text:style-name="T8">Potion de force (force 18)</text:span><text:span text:style-name="T4"> +</text:span><text:span text:style-name="T8"> </text:span><text:span text:style-name="T4">Amplificateur puissant = Potion de force géant feu* (force 22)</text:span></text:p>
        </text:list-item>
        <text:list-item>
          <text:p text:style-name="P13">Potion de force (force 18) ou <text:span text:style-name="T4">Amplificateur +</text:span> Potion de force géant feu<text:span text:style-name="T8"> (force 22) = Potion de force géant nuages* (force 23)</text:span></text:p>
        </text:list-item>
        <text:list-item>
          <text:p text:style-name="P13">Potion de force (force 18) ou <text:span text:style-name="T4">Amplificateur +</text:span> Potion de force géant nuages<text:span text:style-name="T8"> (force 23) = Potion de force géant tempête* (force 24)</text:span></text:p>
        </text:list-item>
        <text:list-item>
          <text:p text:style-name="P13">Potion de force (force 18) ou <text:span text:style-name="T4">Amplificateur +</text:span> Potion de force géant tempête<text:span text:style-name="T8"> (force 24) = Potion de force de titan* (force 25)</text:span></text:p>
        </text:list-item>
        <text:list-item>
          <text:p text:style-name="P13"><text:span text:style-name="T8">Potion de force géant collines (force 19)</text:span> + Potion de force géant pierre<text:span text:style-name="T8"> (force 20) = Potion de force géant feu* (force 22)</text:span></text:p>
        </text:list-item>
        <text:list-item>
          <text:p text:style-name="P13"><text:span text:style-name="T8">Potion de force géant collines (force 19)</text:span> + Potion de force géant froid<text:span text:style-name="T8"> (force 21) ou </text:span><text:span text:style-name="T4">Amplificateur puissant</text:span><text:span text:style-name="T8"> = Potion de force géant nuages* (force 23)</text:span></text:p>
        </text:list-item>
        <text:list-item>
          <text:p text:style-name="P13"><text:span text:style-name="T8">Potion de force géant collines (force 19)</text:span> + Potion de force géant feu<text:span text:style-name="T8"> (force 22) = Potion de force géant tempête* (force 24)</text:span></text:p>
        </text:list-item>
        <text:list-item>
          <text:p text:style-name="P14">Potion de force géant collines (force 19) + Potion de force géant nuages (force 23) = Potion de force de titan* (force 25)</text:p>
        </text:list-item>
        <text:list-item>
          <text:p text:style-name="P13"><text:span text:style-name="T8">Potion de force géant pierre (force 20)</text:span> + Potion de force géant froid<text:span text:style-name="T8"> (force 21) ou </text:span><text:span text:style-name="T4">Amplificateur puissant =</text:span><text:span text:style-name="T8"> Potion de force géant tempête* (force 24)</text:span></text:p>
        </text:list-item>
        <text:list-item>
          <text:p text:style-name="P13"><text:span text:style-name="T8">Potion de force géant pierre (force 20)</text:span> + Potion de force géant feu<text:span text:style-name="T8"> (force 22) = Potion de force de titan* (force 25)</text:span></text:p>
        </text:list-item>
        <text:list-item>
          <text:p text:style-name="P13"><text:span text:style-name="T8">Potion de force géant froid (force 21) + </text:span><text:span text:style-name="T4">Amplificateur puissant = Potion de force de titan* (force 25)</text:span></text:p>
        </text:list-item>
      </text:list>
      <text:p text:style-name="P2"/>
      <text:p text:style-name="P1">Divers avec amplificateur : (1 à la fois ou par paquet de 5)</text:p>
      <text:list xml:id="list3024976658255462315" text:style-name="L3">
        <text:list-item>
          <text:p text:style-name="P20">Amplificateur + Potion de rétrovision = Potion de contrevue (protection contre toutes les attaques de regard)</text:p>
        </text:list-item>
        <text:list-item>
          <text:p text:style-name="P20">Amplificateur + Potion de défense = Potion d'invulnérabilité*</text:p>
        </text:list-item>
        <text:list-item>
          <text:p text:style-name="P15"><text:span text:style-name="T1">Amplificateur + Potion d'invisibilité = </text:span><text:span text:style-name="T10">Potion d'invisibilité majeure</text:span></text:p>
        </text:list-item>
        <text:list-item>
          <text:p text:style-name="P24">Amplificateur + Potion de duplication = Potion de dualité (Image miroir majeure)</text:p>
        </text:list-item>
        <text:list-item>
          <text:p text:style-name="P20">Amplificateur + Potion de perception + Potion d’héroïsme = Potion de pouvoir</text:p>
        </text:list-item>
        <text:list-item>
          <text:p text:style-name="P20">Amplificateur + Potion de blocage de magie = Liqueur féerique (Immunité contre tous les sorts 3 rounds)</text:p>
        </text:list-item>
        <text:list-item>
          <text:p text:style-name="P24"><text:span text:style-name="T3">Amplificateur + Soin miracle = Potion de Vie (Résurrection sur cible morte)</text:span></text:p>
        </text:list-item>
        <text:list-item>
          <text:p text:style-name="P24">Amplificateur + n'importe quelle potion "trouble" + Potion de désenchantement = Amplificateur puissant</text:p>
        </text:list-item>
      </text:list>
      <text:p text:style-name="P23"><text:soft-page-break/><text:span text:style-name="T3"/></text:p>
      <text:list xml:id="list39414973" text:continue-numbering="true" text:style-name="L3">
        <text:list-header>
          <text:p text:style-name="P24"><text:span text:style-name="T3"/></text:p>
        </text:list-header>
      </text:list>
      <text:p text:style-name="P9">Divers avec amplificateur puissant : (1 à la fois ou par paquet de 5)</text:p>
      <text:list xml:id="list5449370224227258193" text:style-name="L4">
        <text:list-item>
          <text:p text:style-name="P21">Amplificateur puissant + Mémoire en bouteille = Mémoire concentrée</text:p>
        </text:list-item>
        <text:list-item>
          <text:p text:style-name="P21">Amplificateur puissant + Potion de bonne fortune = Filtre de chance sublimée (Chance +5)</text:p>
        </text:list-item>
        <text:list-item>
          <text:p text:style-name="P21">Amplificateur puissant + Potion d'invisibilité majeure = Potion de Disparition (Invisibilité majeure non interrompu par action et non dissipée par sorts de divination)</text:p>
        </text:list-item>
        <text:list-item>
          <text:p text:style-name="P22">Amplificateur puissant + Potion de désenchantement = Brouet anti-magique (à lancer, Purge de la magie sur zone)</text:p>
        </text:list-item>
        <text:list-item>
          <text:p text:style-name="P22">Amplificateur puissant + Baume de réflexion = Réflecteur de Sanset (Renvoi des sorts illimité)</text:p>
        </text:list-item>
        <text:list-item>
          <text:p text:style-name="P16"><text:span text:style-name="T1">Amplificateur puissant + </text:span>Huile de rapidité<text:span text:style-name="T1"> = P</text:span><text:span text:style-name="T6">otion</text:span><text:span text:style-name="T10"> d'accélération (hâte améliorée, vitesse d'incantation +2)</text:span></text:p>
        </text:list-item>
        <text:list-item>
          <text:p text:style-name="P16"><text:span text:style-name="T10">Amplificateur puissant + P</text:span><text:span text:style-name="T5">otion</text:span><text:span text:style-name="T10"> d'accélération = Potion de vitesse absolue (arrêt du temps)</text:span></text:p>
        </text:list-item>
        <text:list-item>
          <text:p text:style-name="P25">Amplificateur puissant + ??? = Fiole de poison tenace (à lancer, Brume Mortelle sur zone)</text:p>
        </text:list-item>
        <text:list-item>
          <text:p text:style-name="P25">Amplificateur puissant + Fiole de poison tenace = Potion de non existence (à lancer, Désintégration sur zone, jds à +2)</text:p>
        </text:list-item>
        <text:list-item>
          <text:p text:style-name="P16"><text:span text:style-name="T1">Amplificateur puissant + </text:span>Potion de régénération <text:span text:style-name="T5">+ Potion d’héroïsme </text:span>= <text:span text:style-name="T5">Potion d’héroïsme (Morrowind) (régénère 5/sec, pvs max +25, taco +6, ca +3)</text:span></text:p>
        </text:list-item>
        <text:list-item>
          <text:p text:style-name="P21">Amplificateur puissant + Revitalisant (Arcanum) + Stimulant cérébral (Arcanum) + Stimulant musculaire (Arcanum) = Vivifiant (Arcanum) (+1 à toutes les caracs, permanent)</text:p>
        </text:list-item>
        <text:list-item>
          <text:p text:style-name="P21">Amplificateur puissant + Élixir de Magica incarna<text:span text:style-name="T9"> + </text:span>Potion d'absorption de magie (IWD) (RM +10%) = Potion de dissipation (IWD) (RM +15%)</text:p>
          <text:p text:style-name="P25"/>
        </text:list-item>
      </text:list>
      <text:p text:style-name="P10">Notes :</text:p>
      <text:p text:style-name="P6">Vous pouvez enchaîner la fusion de potions. Par exemple vous pouvez commencer avec des Potions de soins pour créer des Potion de soins importants, puis rajouter d'autre Potions de soins pour créer des Potion de grands soins, puis rajouter encore des Potions de soins pour créer des Potion de soins majeurs.</text:p>
      <text:p text:style-name="P6">Vous pouvez aussi si vous avez 48 potions à combiner en combiner 24, puis sans fermer le chaudron en combiner 24 autres et en récupérer 48 à la fin.</text:p>
      <text:p text:style-name="P6">Vous pouvez aussi "mélanger", et créer des potions de force, de soins, autres en même temps.</text:p>
      <text:p text:style-name="P6"/>
      <text:p text:style-name="P6"/>
      <text:p text:style-name="P7">Les potions de forces* peuvent remplacer les potions de force vanilla dans les formules.</text:p>
      <text:p text:style-name="P7">La Potion de force de géant du froid des voleurs peut remplacer la Potion de force géant froid (force 21) dans les formules.</text:p>
      <text:p text:style-name="P7">Les potions venues d'Arcanum vendues par <text:span text:style-name="T11">"Todd le super gars testeur" sont les mêmes que celles trouvées dans le Discombulateur et peuvent être utilisées dans les formules.</text:span></text:p>
      <text:p text:style-name="P5"/>
      <text:p text:style-name="P5"/>
      <text:p text:style-name="P8">Rajouter : Chaudron + Anneau alchimique = "TILT" et pendant 3 jours n'importe quelle potion qu'on y met devient une potion chaotique, qui peut appliquer n'importe quel effet (lance le sort correspondant à l'anneau) → <text:span text:style-name="T13">essayé, pas moyen de faire afficher un texte au dessus de lui. </text:span><text:span text:style-name="T12">Mais reste faisable en créant une bam "texte".</text:span></text:p>
      <text:p text:style-name="P8">Rajouter : quand débloqué : Lancer dessus dissipation (2 version de mage , une version de prêtre) pour 1 potion de désenchantement, ou Purge de la magie pour 3 potions de désenchantement.<text:span text:style-name="T12"> → essayé, problème, ses sorts s'appliquent sur zone, donc ne peuvent pas activer SpellCastoOnMe. </text:span><text:span text:style-name="T13">(Du moins sur BG2, essayer sur EE)</text:span></text:p>
      <text:p text:style-name="P10"/>
      <text:p text:style-name="P10"/>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42cm" fo:page-height="29.7cm" style:num-format="1" style:print-orientation="landscape" fo:margin-top="0.499cm" fo:margin-bottom="0.499cm" fo:margin-left="0.499cm" fo:margin-right="0.499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4DT15H51M33S</meta:editing-duration>
    <meta:editing-cycles>71</meta:editing-cycles>
    <meta:generator>OpenOffice/4.1.14$Win32 OpenOffice.org_project/4114m1$Build-9811</meta:generator>
    <dc:date>2023-10-17T19:18:09.31</dc:date>
    <meta:document-statistic meta:table-count="0" meta:image-count="0" meta:object-count="0" meta:page-count="2" meta:paragraph-count="62" meta:word-count="1313" meta:character-count="7458"/>
    <meta:user-defined meta:name="Info 1"/>
    <meta:user-defined meta:name="Info 2"/>
    <meta:user-defined meta:name="Info 3"/>
    <meta:user-defined meta:name="Info 4"/>
  </office:meta>
</office:document-meta>
</file>